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e9b" officeooo:paragraph-rsid="000cbe9b"/>
    </style:style>
    <style:style style:name="P2" style:family="paragraph" style:parent-style-name="Standard" style:list-style-name="L1">
      <style:text-properties officeooo:rsid="000cbe9b" officeooo:paragraph-rsid="000cbe9b"/>
    </style:style>
    <style:style style:name="P3" style:family="paragraph" style:parent-style-name="Standard" style:list-style-name="L2">
      <style:text-properties officeooo:paragraph-rsid="000cbe9b"/>
    </style:style>
    <style:style style:name="P4" style:family="paragraph" style:parent-style-name="Standard" style:list-style-name="L2">
      <style:text-properties officeooo:rsid="000f0ea5" officeooo:paragraph-rsid="000f0ea5"/>
    </style:style>
    <style:style style:name="P5" style:family="paragraph" style:parent-style-name="Standard">
      <style:text-properties officeooo:rsid="000f0ea5" officeooo:paragraph-rsid="000f0ea5"/>
    </style:style>
    <style:style style:name="P6" style:family="paragraph" style:parent-style-name="Standard">
      <style:text-properties officeooo:rsid="000f12ee" officeooo:paragraph-rsid="000f12ee"/>
    </style:style>
    <style:style style:name="T1" style:family="text">
      <style:text-properties officeooo:rsid="000d9430"/>
    </style:style>
    <style:style style:name="T2" style:family="text">
      <style:text-properties officeooo:rsid="000f0e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cation process :</text:p>
      <text:p text:style-name="P1"/>
      <text:p text:style-name="P1">=&gt; Authentication Service =&gt; Create</text:p>
      <text:p text:style-name="P1"/>
      <text:p text:style-name="P1">With a :</text:p>
      <text:p text:style-name="P1"/>
      <text:p text:style-name="P1">- credential : login/password</text:p>
      <text:p text:style-name="P1"/>
      <text:p text:style-name="P1">When creating :</text:p>
      <text:p text:style-name="P1"/>
      <text:p text:style-name="P1">- check that the credential can be used : no multiple failed tries, etc …</text:p>
      <text:p text:style-name="P1">-try authentication : (check user/password are correct</text:p>
      <text:p text:style-name="P1"/>
      <text:p text:style-name="P1">if ok : </text:p>
      <text:p text:style-name="P1"/>
      <text:list xml:id="list2155257715" text:style-name="L1">
        <text:list-item>
          <text:p text:style-name="P2">encrypt the token created</text:p>
        </text:list-item>
        <text:list-item>
          <text:p text:style-name="P2"><text:span text:style-name="T1">in the middleware of the authentication service :</text:span></text:p>
          <text:list>
            <text:list-item>
              <text:p text:style-name="P2"><text:span text:style-name="T1">set the cookie header with :</text:span></text:p>
            </text:list-item>
          </text:list>
        </text:list-item>
      </text:list>
      <text:list xml:id="list1836429707" text:style-name="L2">
        <text:list-item>
          <text:list>
            <text:list-item>
              <text:list>
                <text:list-item>
                  <text:p text:style-name="P3"><text:span text:style-name="T1">ncms-uniqueid : encrypted login</text:span></text:p>
                </text:list-item>
                <text:list-item>
                  <text:p text:style-name="P4">ncms-token : encrypted authentication token for the login</text:p>
                </text:list-item>
                <text:list-item>
                  <text:p text:style-name="P4">ncms-realm : the realm of the authentication</text:p>
                </text:list-item>
              </text:list>
            </text:list-item>
          </text:list>
        </text:list-item>
      </text:list>
      <text:p text:style-name="P1"><text:tab/><text:tab/></text:p>
      <text:p text:style-name="P1">if not ok : </text:p>
      <text:p text:style-name="P1"/>
      <text:p text:style-name="P1"><text:tab/>encrypt a honey pot token</text:p>
      <text:p text:style-name="P1"><text:tab/><text:span text:style-name="T2">to be managed for further service call</text:span></text:p>
      <text:p text:style-name="P1"/>
      <text:p text:style-name="P5">Each time a service is called :</text:p>
      <text:p text:style-name="P5"/>
      <text:p text:style-name="P5">the ncmsid is extracted and decrypted, the token is also decrypted : </text:p>
      <text:p text:style-name="P5"/>
      <text:p text:style-name="P5">a check is done on the validity of the the token :</text:p>
      <text:p text:style-name="P5"/>
      <text:p text:style-name="P5">clientid and login must match</text:p>
      <text:p text:style-name="P5"/>
      <text:p text:style-name="P5">a valid origin (today only same origin is valid, federation not implemented)</text:p>
      <text:p text:style-name="P5">an existing user</text:p>
      <text:p text:style-name="P5">an active user</text:p>
      <text:p text:style-name="P5">a token not expired</text:p>
      <text:p text:style-name="P6">a login that match login stored in token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2:59:01.395302649</meta:creation-date>
    <dc:date>2020-10-20T13:31:38.883312574</dc:date>
    <meta:editing-duration>PT6M5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27" meta:word-count="168" meta:character-count="912" meta:non-whitespace-character-count="769"/>
  </office:meta>
</office:document-meta>
</file>